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133cm" svg:y="3.29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779cm" svg:height="7.346cm" draw:transform="rotate (-3.14159265358979) translate (13.716cm 17.143cm)">
          <draw:text-box>
            <text:p text:style-name="P4"><text:span text:style-name="T2">♥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Q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0M58S</meta:editing-duration>
    <meta:editing-cycles>42</meta:editing-cycles>
    <meta:generator>LibreOffice/6.1.5.2$Linux_X86_64 LibreOffice_project/10$Build-2</meta:generator>
    <dc:date>2022-01-16T01:25:55.856733891</dc:date>
    <meta:document-statistic meta:object-count="5"/>
  </office:meta>
</office:document-meta>
</file>